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officeooo:paragraph-rsid="0066f2ee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3" style:family="paragraph" style:parent-style-name="Table_20_Contents">
      <style:text-properties officeooo:rsid="000bac82" officeooo:paragraph-rsid="0066f2ee"/>
    </style:style>
    <style:style style:name="P64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5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6" style:family="paragraph" style:parent-style-name="Table_20_Contents">
      <style:text-properties officeooo:paragraph-rsid="008a5ce4"/>
    </style:style>
    <style:style style:name="P67" style:family="paragraph" style:parent-style-name="Table_20_Contents">
      <style:text-properties officeooo:paragraph-rsid="008b4bd2"/>
    </style:style>
    <style:style style:name="P68" style:family="paragraph" style:parent-style-name="Table_20_Contents">
      <style:text-properties officeooo:paragraph-rsid="008c710e"/>
    </style:style>
    <style:style style:name="P6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2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3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4" style:family="paragraph" style:parent-style-name="Text_20_body">
      <style:text-properties officeooo:rsid="0063f0b0"/>
    </style:style>
    <style:style style:name="P95" style:family="paragraph" style:parent-style-name="Standard">
      <style:paragraph-properties fo:break-before="page"/>
      <style:text-properties officeooo:paragraph-rsid="006217d2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9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9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9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04" style:family="paragraph" style:parent-style-name="Table_20_Contents">
      <style:text-properties officeooo:paragraph-rsid="0063f0b0"/>
    </style:style>
    <style:style style:name="P105" style:family="paragraph" style:parent-style-name="Table_20_Contents">
      <style:text-properties officeooo:paragraph-rsid="0076c6f2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10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10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0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9d64d" style:font-size-asian="10.5pt" style:font-style-asian="normal" style:font-weight-asian="normal" style:font-size-complex="10.5pt" style:text-emphasize="none"/>
    </style:style>
    <style:style style:name="P11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89c77" style:font-size-asian="10.5pt" style:font-style-asian="normal" style:font-weight-asian="bold" style:font-size-complex="10.5pt" style:font-weight-complex="bold" style:text-emphasize="none"/>
    </style:style>
    <style:style style:name="P11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a91174" style:font-size-asian="10.5pt" style:font-style-asian="normal" style:font-weight-asian="bold" style:font-size-complex="10.5pt" style:font-weight-complex="bold" style:text-emphasize="none"/>
    </style:style>
    <style:style style:name="P11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a9d64d" officeooo:paragraph-rsid="00a9d64d" style:font-size-asian="10.5pt" style:font-size-complex="10.5pt"/>
    </style:style>
    <style:style style:name="P113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15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1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1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1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1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21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erif" fo:font-size="10.5pt" officeooo:paragraph-rsid="00a72bdf" style:font-size-asian="10.5pt" style:font-size-complex="10.5pt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2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2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2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2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Liberation Serif" fo:font-size="10.5pt" officeooo:paragraph-rsid="00a72bdf" style:font-size-asian="10.5pt" style:font-size-complex="10.5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767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indent="0.751cm" style:auto-text-indent="false"/>
      <style:text-properties style:font-name="Liberation Serif" fo:font-size="10.5pt" officeooo:paragraph-rsid="00a72bdf" style:font-name-asian="Times New Roman1" style:font-size-asian="10.5pt" style:font-name-complex="Times New Roman1" style:font-size-complex="10.5pt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Liberation Serif" fo:font-size="10.5pt" officeooo:paragraph-rsid="00a91174" style:font-size-asian="10.5pt" style:font-size-complex="10.5pt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size-asian="10.5pt" style:font-size-complex="10.5pt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style:font-name="Liberation Serif" fo:font-size="10.5pt" officeooo:paragraph-rsid="00a91174" style:font-name-asian="Times New Roman1" style:font-size-asian="10.5pt" style:font-name-complex="Times New Roman1" style:font-size-complex="10.5pt"/>
    </style:style>
    <style:style style:name="P135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36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37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weight="bold" officeooo:paragraph-rsid="00a72bdf" style:font-name-asian="Times New Roman1" style:font-size-asian="10.5pt" style:font-weight-asian="bold" style:font-name-complex="Times New Roman1" style:font-size-complex="10.5pt"/>
    </style:style>
    <style:style style:name="P138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91174" style:font-size-asian="10.5pt" style:font-size-complex="10.5pt"/>
    </style:style>
    <style:style style:name="P139" style:family="paragraph" style:parent-style-name="Зміст_5f_вимоги">
      <style:text-properties fo:font-size="10pt" officeooo:paragraph-rsid="009e84d6" style:font-size-asian="10pt" style:font-size-complex="10pt"/>
    </style:style>
    <style:style style:name="P140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1" style:family="paragraph" style:parent-style-name="Зміст_5f_вимоги">
      <style:text-properties style:font-name="Liberation Serif" fo:font-size="10.5pt" officeooo:paragraph-rsid="00a72bdf" style:font-size-asian="10.5pt" style:font-size-complex="10.5pt"/>
    </style:style>
    <style:style style:name="P142" style:family="paragraph" style:parent-style-name="Зміст_5f_вимоги">
      <style:text-properties style:font-name="Liberation Serif" fo:font-size="10.5pt" officeooo:paragraph-rsid="00a91174" style:font-size-asian="10.5pt" style:font-size-complex="10.5pt"/>
    </style:style>
    <style:style style:name="P1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89c77" style:font-size-asian="10.5pt" style:font-style-asian="normal" style:font-weight-asian="normal" style:font-size-complex="10.5pt" style:text-emphasize="none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9d64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ab291c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52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P153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f8649"/>
    </style:style>
    <style:style style:name="P154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76c6f2"/>
    </style:style>
    <style:style style:name="P155" style:family="paragraph" style:parent-style-name="Зміст_5f_вимоги">
      <style:paragraph-properties fo:margin-left="0cm" fo:margin-right="0cm" fo:text-indent="0cm" style:auto-text-indent="false"/>
      <style:text-properties officeooo:paragraph-rsid="007e3980"/>
    </style:style>
    <style:style style:name="P156" style:family="paragraph" style:parent-style-name="Зміст_5f_вимоги">
      <style:paragraph-properties fo:margin-left="0cm" fo:margin-right="0cm" fo:text-indent="0cm" style:auto-text-indent="false"/>
      <style:text-properties officeooo:paragraph-rsid="0084b05b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63f0b0" style:font-style-asian="italic" style:font-style-complex="italic"/>
    </style:style>
    <style:style style:name="T6" style:family="text">
      <style:text-properties fo:font-style="italic" officeooo:rsid="002ee2e5" style:font-style-asian="italic" style:font-style-complex="italic"/>
    </style:style>
    <style:style style:name="T7" style:family="text">
      <style:text-properties fo:font-style="italic" officeooo:rsid="0065c7d6" style:font-style-asian="italic" style:font-style-complex="italic"/>
    </style:style>
    <style:style style:name="T8" style:family="text">
      <style:text-properties fo:font-style="italic" officeooo:rsid="007dc982" style:font-style-asian="italic" style:font-style-complex="italic"/>
    </style:style>
    <style:style style:name="T9" style:family="text">
      <style:text-properties fo:font-style="italic" officeooo:rsid="0084e73d" style:font-style-asian="italic" style:font-style-complex="italic"/>
    </style:style>
    <style:style style:name="T10" style:family="text">
      <style:text-properties fo:font-style="italic" officeooo:rsid="00864192" style:font-style-asian="italic" style:font-style-complex="italic"/>
    </style:style>
    <style:style style:name="T11" style:family="text">
      <style:text-properties fo:font-style="italic" officeooo:rsid="00871d76" style:font-style-asian="italic" style:font-style-complex="italic"/>
    </style:style>
    <style:style style:name="T12" style:family="text">
      <style:text-properties fo:font-style="italic" officeooo:rsid="00878bfc" style:font-style-asian="italic" style:font-style-complex="italic"/>
    </style:style>
    <style:style style:name="T13" style:family="text">
      <style:text-properties fo:font-style="italic" officeooo:rsid="00891004" style:font-style-asian="italic" style:font-style-complex="italic"/>
    </style:style>
    <style:style style:name="T14" style:family="text">
      <style:text-properties fo:font-style="italic" officeooo:rsid="008adda3" style:font-style-asian="italic" style:font-style-complex="italic"/>
    </style:style>
    <style:style style:name="T15" style:family="text">
      <style:text-properties fo:font-style="italic" officeooo:rsid="008b4bd2" style:font-style-asian="italic" style:font-style-complex="italic"/>
    </style:style>
    <style:style style:name="T16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7" style:family="text">
      <style:text-properties fo:font-style="italic" style:font-name-asian="Times New Roman1" style:font-style-asian="italic" style:font-name-complex="Times New Roman1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size-asian="10.5pt" style:font-style-asian="normal" style:font-weight-asian="normal" style:font-size-complex="10.5pt" style:font-style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size-asian="10.5pt" style:font-style-asian="normal" style:font-weight-asian="normal" style:font-size-complex="10.5pt" style:font-style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b291c" style:font-size-asian="10.5pt" style:font-style-asian="normal" style:font-weight-asian="normal" style:font-size-complex="10.5pt" style:font-style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font-style-asian="normal" style:font-weight-asian="normal" style:font-size-complex="10.5pt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e2e5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font-style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72bdf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5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9d64d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6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3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64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e2e5" style:font-size-asian="10.5pt" style:font-style-asian="italic" style:font-weight-asian="normal" style:font-size-complex="10.5pt" style:font-style-complex="italic" style:text-emphasize="none"/>
    </style:style>
    <style:style style:name="T65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78bfc" style:font-size-asian="10.5pt" style:font-style-asian="italic" style:font-weight-asian="normal" style:font-size-complex="10.5pt" style:font-style-complex="italic" style:text-emphasize="none"/>
    </style:style>
    <style:style style:name="T66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2e1b18" style:font-size-asian="10.5pt" style:font-style-asian="italic" style:font-weight-asian="normal" style:font-size-complex="10.5pt" style:font-style-complex="italic" style:text-emphasize="none"/>
    </style:style>
    <style:style style:name="T6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891004" style:font-size-asian="10.5pt" style:font-style-asian="italic" style:font-weight-asian="normal" style:font-size-complex="10.5pt" style:font-style-complex="italic" style:text-emphasize="none"/>
    </style:style>
    <style:style style:name="T6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5c7d6" style:font-size-asian="10.5pt" style:font-style-asian="italic" style:font-weight-asian="normal" style:font-size-complex="10.5pt" style:font-style-complex="italic" style:text-emphasize="none"/>
    </style:style>
    <style:style style:name="T6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9d64d" style:font-size-asian="10.5pt" style:font-style-asian="italic" style:font-weight-asian="normal" style:font-size-complex="10.5pt" style:font-style-complex="normal" style:text-emphasize="none"/>
    </style:style>
    <style:style style:name="T70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71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2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3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74" style:family="text">
      <style:text-properties officeooo:rsid="0023c526"/>
    </style:style>
    <style:style style:name="T75" style:family="text">
      <style:text-properties officeooo:rsid="00282cca"/>
    </style:style>
    <style:style style:name="T7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77" style:family="text">
      <style:text-properties style:font-name="Times New Roman" style:font-name-asian="Times New Roman1" style:font-name-complex="Times New Roman1"/>
    </style:style>
    <style:style style:name="T7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7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80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81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82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83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8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85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86" style:family="text">
      <style:text-properties style:font-name="Times New Roman" fo:font-style="italic" style:font-name-asian="Times New Roman1" style:font-style-asian="italic" style:font-name-complex="Times New Roman1"/>
    </style:style>
    <style:style style:name="T87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88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8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90" style:family="text">
      <style:text-properties style:font-name-asian="Times New Roman1" style:font-name-complex="Times New Roman1"/>
    </style:style>
    <style:style style:name="T91" style:family="text">
      <style:text-properties officeooo:rsid="00282cca" style:font-name-asian="Times New Roman1" style:font-name-complex="Times New Roman1"/>
    </style:style>
    <style:style style:name="T92" style:family="text">
      <style:text-properties officeooo:rsid="002e1b18" style:font-name-asian="Times New Roman1" style:font-name-complex="Times New Roman1" style:font-style-complex="normal"/>
    </style:style>
    <style:style style:name="T93" style:family="text">
      <style:text-properties officeooo:rsid="009f6097" style:font-name-asian="Times New Roman1" style:font-name-complex="Times New Roman1" style:font-style-complex="normal"/>
    </style:style>
    <style:style style:name="T94" style:family="text">
      <style:text-properties officeooo:rsid="002e1b18" style:font-name-asian="Times New Roman1" style:font-name-complex="Times New Roman1"/>
    </style:style>
    <style:style style:name="T95" style:family="text">
      <style:text-properties officeooo:rsid="001331e3" style:font-name-asian="Times New Roman1" style:font-name-complex="Times New Roman1"/>
    </style:style>
    <style:style style:name="T96" style:family="text">
      <style:text-properties officeooo:rsid="00181cf4" style:font-name-asian="Times New Roman1" style:font-name-complex="Times New Roman1"/>
    </style:style>
    <style:style style:name="T97" style:family="text">
      <style:text-properties officeooo:rsid="002e1b18"/>
    </style:style>
    <style:style style:name="T98" style:family="text">
      <style:text-properties officeooo:rsid="00181cf4"/>
    </style:style>
    <style:style style:name="T99" style:family="text">
      <style:text-properties fo:language="ru" fo:country="RU"/>
    </style:style>
    <style:style style:name="T100" style:family="text">
      <style:text-properties officeooo:rsid="002e1b18" style:font-style-complex="normal"/>
    </style:style>
    <style:style style:name="T101" style:family="text">
      <style:text-properties officeooo:rsid="0023c526" style:font-style-complex="normal"/>
    </style:style>
    <style:style style:name="T102" style:family="text">
      <style:text-properties officeooo:rsid="0084b05b" style:font-style-complex="normal"/>
    </style:style>
    <style:style style:name="T103" style:family="text">
      <style:text-properties officeooo:rsid="009f6097" style:font-style-complex="normal"/>
    </style:style>
    <style:style style:name="T104" style:family="text">
      <style:text-properties officeooo:rsid="00a89c77" style:font-style-complex="normal"/>
    </style:style>
    <style:style style:name="T105" style:family="text">
      <style:text-properties fo:language="en" fo:country="US"/>
    </style:style>
    <style:style style:name="T106" style:family="text">
      <style:text-properties fo:language="uk" fo:country="UA"/>
    </style:style>
    <style:style style:name="T107" style:family="text">
      <style:text-properties fo:language="uk" fo:country="UA" officeooo:rsid="002c9457"/>
    </style:style>
    <style:style style:name="T108" style:family="text">
      <style:text-properties fo:language="uk" fo:country="UA" officeooo:rsid="0021a7d8"/>
    </style:style>
    <style:style style:name="T109" style:family="text">
      <style:text-properties fo:language="uk" fo:country="UA" fo:font-weight="bold" officeooo:rsid="002c9457" style:font-weight-asian="bold" style:font-weight-complex="bold"/>
    </style:style>
    <style:style style:name="T110" style:family="text">
      <style:text-properties fo:language="uk" fo:country="UA" fo:font-weight="bold" officeooo:rsid="007055ea" style:font-weight-asian="bold" style:font-weight-complex="bold"/>
    </style:style>
    <style:style style:name="T111" style:family="text">
      <style:text-properties fo:language="uk" fo:country="UA" fo:font-weight="bold" officeooo:rsid="000bac82" style:font-weight-asian="bold" style:font-weight-complex="bold"/>
    </style:style>
    <style:style style:name="T112" style:family="text">
      <style:text-properties fo:language="uk" fo:country="UA" fo:font-weight="bold" officeooo:rsid="0021a7d8" style:font-weight-asian="bold" style:font-weight-complex="bold"/>
    </style:style>
    <style:style style:name="T113" style:family="text">
      <style:text-properties fo:language="uk" fo:country="UA" fo:font-weight="bold" officeooo:rsid="00694122" style:font-weight-asian="bold" style:font-weight-complex="bold"/>
    </style:style>
    <style:style style:name="T114" style:family="text">
      <style:text-properties fo:language="uk" fo:country="UA" fo:font-weight="bold" officeooo:rsid="008b4bd2" style:font-weight-asian="bold" style:font-weight-complex="bold"/>
    </style:style>
    <style:style style:name="T115" style:family="text">
      <style:text-properties fo:language="uk" fo:country="UA" fo:font-weight="normal" officeooo:rsid="0021a7d8" style:font-weight-asian="normal" style:font-weight-complex="normal"/>
    </style:style>
    <style:style style:name="T116" style:family="text">
      <style:text-properties fo:language="uk" fo:country="UA" fo:font-weight="normal" officeooo:rsid="0069f8c3" style:font-weight-asian="normal" style:font-weight-complex="normal"/>
    </style:style>
    <style:style style:name="T117" style:family="text">
      <style:text-properties fo:language="uk" fo:country="UA" officeooo:rsid="0058499d"/>
    </style:style>
    <style:style style:name="T118" style:family="text">
      <style:text-properties fo:language="uk" fo:country="UA" officeooo:rsid="00694122"/>
    </style:style>
    <style:style style:name="T119" style:family="text">
      <style:text-properties fo:language="uk" fo:country="UA" officeooo:rsid="008a5ce4"/>
    </style:style>
    <style:style style:name="T120" style:family="text">
      <style:text-properties fo:language="uk" fo:country="UA" officeooo:rsid="008b4bd2"/>
    </style:style>
    <style:style style:name="T121" style:family="text">
      <style:text-properties fo:language="uk" fo:country="UA" officeooo:rsid="008c710e"/>
    </style:style>
    <style:style style:name="T122" style:family="text">
      <style:text-properties fo:language="uk" fo:country="UA" officeooo:rsid="0071856a"/>
    </style:style>
    <style:style style:name="T123" style:family="text">
      <style:text-properties fo:language="uk" fo:country="UA" officeooo:rsid="0099c41d"/>
    </style:style>
    <style:style style:name="T124" style:family="text">
      <style:text-properties officeooo:rsid="000f0310"/>
    </style:style>
    <style:style style:name="T125" style:family="text">
      <style:text-properties officeooo:rsid="0010dd33"/>
    </style:style>
    <style:style style:name="T126" style:family="text">
      <style:text-properties officeooo:rsid="00117476"/>
    </style:style>
    <style:style style:name="T127" style:family="text">
      <style:text-properties officeooo:rsid="0042ad5b"/>
    </style:style>
    <style:style style:name="T128" style:family="text">
      <style:text-properties officeooo:rsid="00464a7d"/>
    </style:style>
    <style:style style:name="T129" style:family="text">
      <style:text-properties officeooo:rsid="0063f0b0"/>
    </style:style>
    <style:style style:name="T130" style:family="text">
      <style:text-properties officeooo:rsid="0066f2ee"/>
    </style:style>
    <style:style style:name="T131" style:family="text">
      <style:text-properties officeooo:rsid="006b7d4c"/>
    </style:style>
    <style:style style:name="T132" style:family="text">
      <style:text-properties officeooo:rsid="006e73f6"/>
    </style:style>
    <style:style style:name="T133" style:family="text">
      <style:text-properties officeooo:rsid="007055ea"/>
    </style:style>
    <style:style style:name="T134" style:family="text">
      <style:text-properties style:text-underline-style="solid" style:text-underline-width="auto" style:text-underline-color="font-color"/>
    </style:style>
    <style:style style:name="T135" style:family="text">
      <style:text-properties fo:font-size="12pt" officeooo:rsid="0014585f" style:font-size-asian="12pt"/>
    </style:style>
    <style:style style:name="T136" style:family="text">
      <style:text-properties officeooo:rsid="0076c6f2"/>
    </style:style>
    <style:style style:name="T137" style:family="text">
      <style:text-properties fo:font-weight="bold" officeooo:rsid="002c9457" style:font-weight-asian="bold" style:font-weight-complex="bold"/>
    </style:style>
    <style:style style:name="T138" style:family="text">
      <style:text-properties fo:font-weight="bold" officeooo:rsid="007055ea" style:font-weight-asian="bold" style:font-weight-complex="bold"/>
    </style:style>
    <style:style style:name="T139" style:family="text">
      <style:text-properties officeooo:rsid="007be8e8"/>
    </style:style>
    <style:style style:name="T140" style:family="text">
      <style:text-properties officeooo:rsid="008ff984"/>
    </style:style>
    <style:style style:name="T141" style:family="text">
      <style:text-properties officeooo:rsid="0095924b"/>
    </style:style>
    <style:style style:name="T142" style:family="text">
      <style:text-properties officeooo:rsid="00969118"/>
    </style:style>
    <style:style style:name="T143" style:family="text">
      <style:text-properties officeooo:rsid="00980f51"/>
    </style:style>
    <style:style style:name="T144" style:family="text">
      <style:text-properties officeooo:rsid="009cbec8"/>
    </style:style>
    <style:style style:name="T145" style:family="text">
      <style:text-properties fo:font-size="10pt" style:font-name-asian="Calibri" style:font-size-asian="10pt" style:font-size-complex="10pt"/>
    </style:style>
    <style:style style:name="T146" style:family="text">
      <style:text-properties officeooo:rsid="009e84d6"/>
    </style:style>
    <style:style style:name="T147" style:family="text">
      <style:text-properties officeooo:rsid="00a08bae"/>
    </style:style>
    <style:style style:name="T148" style:family="text">
      <style:text-properties officeooo:rsid="00576bac"/>
    </style:style>
    <style:style style:name="T149" style:family="text">
      <style:text-properties officeooo:rsid="00a4c63a"/>
    </style:style>
    <style:style style:name="T150" style:family="text">
      <style:text-properties officeooo:rsid="00a72bdf"/>
    </style:style>
    <style:style style:name="T151" style:family="text">
      <style:text-properties officeooo:rsid="00a9d64d"/>
    </style:style>
    <style:style style:name="T152" style:family="text">
      <style:text-properties officeooo:rsid="00ab29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9">№ Уроку</text:p>
          </table:table-cell>
          <table:table-cell table:style-name="Таблиця2.A1" office:value-type="string">
            <text:p text:style-name="P59">№ Теми</text:p>
          </table:table-cell>
          <table:table-cell table:style-name="Таблиця2.A1" office:value-type="string">
            <text:p text:style-name="P60">Тема урока</text:p>
          </table:table-cell>
          <table:table-cell table:style-name="Таблиця2.D1" office:value-type="string">
            <text:p text:style-name="P60"/>
          </table:table-cell>
          <table:table-cell table:style-name="Таблиця2.A1" office:value-type="string">
            <text:p text:style-name="P61"><text:span text:style-name="T141">9</text:span>-<text:span text:style-name="T128">А</text:span></text:p>
          </table:table-cell>
          <table:table-cell table:style-name="Таблиця2.A1" office:value-type="string">
            <text:p text:style-name="P61"><text:span text:style-name="T141">9</text:span>-<text:span text:style-name="T128">Б</text:span></text:p>
          </table:table-cell>
          <table:table-cell table:style-name="Таблиця2.G1" office:value-type="string">
            <text:p text:style-name="P61"><text:span text:style-name="T141">9</text:span>-<text:span text:style-name="T131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5">П<text:span text:style-name="T146">оняття одновимірних масивів.</text:span></text:p>
          </table:table-cell>
          <table:table-cell table:style-name="Таблиця2.D1" table:number-rows-spanned="32" office:value-type="string">
            <text:p text:style-name="P116"><text:span text:style-name="T87">Учень/учениця</text:span></text:p>
            <text:p text:style-name="P121"><text:span text:style-name="T87">Знаннєва складова</text:span></text:p>
            <text:p text:style-name="P139"><text:span text:style-name="T1">Пояснює </text:span>принцип організації даних за допомогою одновимірних масивів.</text:p>
            <text:p text:style-name="P139"><text:span text:style-name="T1">Пояснює </text:span>поняття масиву, елемента масиву, індексу та значення елемента.</text:p>
            <text:p text:style-name="P139"><text:span text:style-name="T1">Описує </text:span>алгоритми опрацювання елементів масиву, що задовольняють певній умові.</text:p>
            <text:p text:style-name="P139"><text:span text:style-name="T1">Описує</text:span> алгоритм знаходження підсумкових величин у масиві.</text:p>
            <text:p text:style-name="P139"><text:span text:style-name="T1">Описує </text:span>принаймні один алгоритм впорядкування масиву</text:p>
            <text:p text:style-name="P123"/>
            <text:p text:style-name="P120"><text:span text:style-name="T87">Діяльнісна складова</text:span></text:p>
            <text:p text:style-name="P124"><text:span text:style-name="T88">Складає й описує</text:span><text:span text:style-name="T89"> </text:span><text:span text:style-name="Зміст_5f_вимоги_20_Знак"><text:span text:style-name="T145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89"> та його впорядкування</text:span></text:p>
            <text:p text:style-name="P123"/>
            <text:p text:style-name="P121"><text:span text:style-name="T87">Ціннісна складова</text:span></text:p>
            <text:p text:style-name="P125"><text:span text:style-name="T86">Оцінює</text:span><text:span text:style-name="T77"> часову та ємнісну складність алгоритмів.</text:span></text:p>
            <text:p text:style-name="P135">Усвідомлює важливість застосування ефективних методів для опрацювання великих наборів даних</text:p>
            <text:p text:style-name="P135"/>
            <text:p text:style-name="P117"><text:span text:style-name="T16">Учень/учениця</text:span></text:p>
            <text:p text:style-name="P126"><text:span text:style-name="T16">Знаннєва складова</text:span></text:p>
            <text:p text:style-name="P140"><text:span text:style-name="T1">Розуміє </text:span>призначення мови програмування та основних її елементів<text:span text:style-name="T99">. </text:span>Наводить приклади сучасних мов програмування.</text:p>
            <text:p text:style-name="P140"><text:span text:style-name="T1">Знає</text:span> відмінність між змінними та константами. </text:p>
            <text:p text:style-name="P140"><text:span text:style-name="T1">Порівнює</text:span> особливості різних середовищ програмування. </text:p>
            <text:p text:style-name="P140"><text:span text:style-name="T1">Розуміє</text:span> поняття об’єкта в мові програмування, його властивостей і методів.<text:span text:style-name="T134"> </text:span></text:p>
            <text:p text:style-name="P140"><text:span text:style-name="T1">Пояснює </text:span>структуру програми.</text:p>
            <text:p text:style-name="P140"><text:span text:style-name="T1">Пояснює</text:span> функції елементів графічного інтерфейсу та користується ними.</text:p>
            <text:p text:style-name="P140"><text:soft-page-break/><text:span text:style-name="T1">Розрізняє</text:span> властивості і методи елементів управління</text:p>
            <text:p text:style-name="P127"/>
            <text:p text:style-name="P126"><text:span text:style-name="T16">Діяльнісна складова</text:span></text:p>
            <text:p text:style-name="P140"><text:span text:style-name="T1">Планує</text:span> процес розв’язування задачі з використанням програмування.</text:p>
            <text:p text:style-name="P140"><text:span text:style-name="T1">Створює і налагоджує</text:span> програми, зокрема подійно- <text:s/>й об’єктно-орієнтовані.</text:p>
            <text:p text:style-name="P140"><text:span text:style-name="T1">Використовує</text:span> в програмах вирази, коректно добирає типи даних. </text:p>
            <text:p text:style-name="P140"><text:span text:style-name="T1">Розв’язує </text:span>задачі з використанням усіх базових алгоритмічних структур, змінних та констант.</text:p>
            <text:p text:style-name="P140"><text:span text:style-name="T1">Обґрунтовує</text:span> вибір типів даних для розв’язування задачі</text:p>
            <text:p text:style-name="P128"/>
            <text:p text:style-name="P126"><text:span text:style-name="T16">Ціннісна складова </text:span></text:p>
            <text:p text:style-name="P140"><text:span text:style-name="T1">Оцінює</text:span> відповідність результатів виконання програми поставленій задачі.</text:p>
            <text:p text:style-name="P136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7">Е<text:span text:style-name="T146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52"><text:span text:style-name="T47">О</text:span><text:span text:style-name="T48">дновимірні масиви</text:span><text:span text:style-name="T28">. </text:span><text:span text:style-name="T60">Практична робота №</text:span><text:span text:style-name="T61">1</text:span><text:span text:style-name="T60">. </text:span><text:span text:style-name="T27">Опрацювання елементів масивів. </text:span><text:span text:style-name="T2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5">П<text:span text:style-name="T146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106">З<text:span text:style-name="T146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106">В<text:span text:style-name="T146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52"><text:span text:style-name="T30">Складання </text:span><text:span text:style-name="T49">алгоритмів для опрацювання масивів</text:span><text:span text:style-name="T30">. </text:span><text:span text:style-name="T60">Практична робота №</text:span><text:span text:style-name="T61">2</text:span><text:span text:style-name="T60">. </text:span><text:span text:style-name="T54">В</text:span><text:span text:style-name="T55">порядкування масиву</text:span><text:span text:style-name="T42">. </text:span><text:span text:style-name="T2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107"><text:span text:style-name="T103">Складання </text:span><text:span text:style-name="T93">алгоритмів для опрацювання масивів</text:span><text:span text:style-name="T103">. </text:span><text:s/><text:span text:style-name="T2">Практична робота №</text:span><text:span text:style-name="T5">3</text:span><text:span text:style-name="T2">. </text:span>Виконання<text:span text:style-name="T74"> алгоритм</text:span>ів<text:span text:style-name="T74">. </text:span><text:span text:style-name="T100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6">О<text:span text:style-name="T147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6">М<text:span text:style-name="T147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6">А<text:span text:style-name="T147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6">З<text:span text:style-name="T147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104"><text:span text:style-name="T32">Робота з масивами.</text:span><text:span text:style-name="T62"> </text:span><text:span text:style-name="T60">Практична робота №</text:span><text:span text:style-name="T61">4</text:span><text:span text:style-name="T60">. </text:span><text:span text:style-name="T31">С</text:span><text:span text:style-name="T32">кладання алгоритмів впорядкування масивів</text:span><text:span text:style-name="T36">. </text:span><text:span text:style-name="T3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13"><text:span text:style-name="T33">Ефективність алгоритмів.</text:span><text:span text:style-name="T63"> </text:span><text:span text:style-name="T60">Практична робота №</text:span><text:span text:style-name="T61">5</text:span><text:span text:style-name="T60">. </text:span><text:span text:style-name="T71">О</text:span><text:span text:style-name="T72">ціне</text:span><text:span text:style-name="T73">ння часової та ємнісної складності алгоритмів.</text:span><text:span text:style-name="T43"> </text:span><text:span text:style-name="T3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6">Повторення <text:span text:style-name="T139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4">Узагальнення <text:span text:style-name="T132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3"><text:span text:style-name="T148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3"><text:span text:style-name="T148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3"><text:span text:style-name="T148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3"><text:span text:style-name="T148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3"><text:span text:style-name="T148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3"><text:span text:style-name="T148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3"><text:span text:style-name="T148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3"><text:span text:style-name="T148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3"><text:span text:style-name="T148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3"><text:span text:style-name="T148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3"><text:span text:style-name="T148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3"><text:span text:style-name="T148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77"><text:span text:style-name="T4">Практична робота №</text:span><text:span text:style-name="T8">6</text:span><text:span text:style-name="T4">. </text:span>Пошук найбільшого та найменшого серед кількох значень. <text:span text:style-name="T10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108">П<text:span text:style-name="T149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69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4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14"><text:span text:style-name="T98">Тема 2</text:span>. <text:span text:style-name="T90">Програмне забезпечення та інформаційна безпека </text:span>(<text:span text:style-name="T136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148">П<text:span text:style-name="T150">рограмне забезпечення, типи.</text:span></text:p>
          </table:table-cell>
          <table:table-cell table:style-name="Таблиця1.D2" table:number-rows-spanned="9" office:value-type="string">
            <text:p text:style-name="P118"><text:span text:style-name="T16">Учень/учениця</text:span></text:p>
            <text:p text:style-name="P129"><text:span text:style-name="T16">Знаннєва складова</text:span></text:p>
            <text:p text:style-name="P141"><text:span text:style-name="T1">Називає </text:span>типи програмного забезпечення; <text:span text:style-name="T1">пояснює</text:span> відмінності між ними та наводить приклади.</text:p>
            <text:p text:style-name="P141"><text:span text:style-name="T1">Класифікує </text:span>операційні системи; <text:span text:style-name="T1">пояснює </text:span>призначення драйверів.</text:p>
            <text:p text:style-name="P141"><text:span text:style-name="T1">Пояснює</text:span> поняття сумісності програмного забезпечення.</text:p>
            <text:p text:style-name="P141"><text:span text:style-name="T1">Називає</text:span> різні типи ліцензій на програмне забезпечення, <text:span text:style-name="T1">пояснює</text:span> відмінності між ними.</text:p>
            <text:p text:style-name="P141"><text:span text:style-name="T1">Пояснює</text:span> принципи стиснення даних.</text:p>
            <text:p text:style-name="P141"><text:span text:style-name="T1">Називає</text:span> типи файлів архівів.</text:p>
            <text:p text:style-name="P141"><text:span text:style-name="T1">Називає</text:span> основні типи шкідливих програм та <text:span text:style-name="T1">пояснює</text:span> принцип їх дії.</text:p>
            <text:p text:style-name="P141"><text:span text:style-name="T1">Розуміє</text:span> принципи і знає методи захисту від інформаційних загроз</text:p>
            <text:p text:style-name="P130"/>
            <text:p text:style-name="P129"><text:span text:style-name="T16">Діяльнісна складова</text:span></text:p>
            <text:p text:style-name="P141"><text:span text:style-name="T1">Уміє</text:span> стискати файли та розпаковувати архіви.</text:p>
            <text:p text:style-name="P141"><text:soft-page-break/><text:span text:style-name="T1">Застосовує</text:span> антивірусну програму для захисту комп’ютерного пристрою від інформаційних загроз; <text:span text:style-name="T1">налаштовує</text:span> параметри антивірусної програми.</text:p>
            <text:p text:style-name="P141"><text:span text:style-name="T1">Добирає</text:span> програмне забезпечення <text:s/>під конкретні задачі</text:p>
            <text:p text:style-name="P131"/>
            <text:p text:style-name="P122"><text:span text:style-name="T16">Ціннісна складова</text:span></text:p>
            <text:p text:style-name="P141"><text:span text:style-name="T1">Усвідомлює </text:span>важливість використання легального програмного забезпечення та контенту, а також відповідальність за порушення законів щодо захисту даних.</text:p>
            <text:p text:style-name="P137"><text:span text:style-name="T1">Дотримується</text:span> принципів інформаційної безпеки під час роботи з інформаційними технологіями та системами</text:p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155"><text:span text:style-name="T64">Практична робота №</text:span><text:span text:style-name="T65">7</text:span><text:span text:style-name="T64">. </text:span><text:span text:style-name="T56">К</text:span><text:span text:style-name="T57">ласифікація програмного забезпечення.</text:span><text:span text:style-name="T44"> </text:span>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150">О<text:span text:style-name="T150">пераційні системи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150">Д<text:span text:style-name="T150">райвери, сумісність драйверів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153"><text:span text:style-name="T64"><text:s/></text:span><text:span text:style-name="T50">С</text:span><text:span text:style-name="T51">умісність програмного забезпечення.</text:span><text:span text:style-name="T35"> </text:span>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150">Л<text:span text:style-name="T150">іцензії на програмне забезпечення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150">П<text:span text:style-name="T150">ринципи стиснення даних, типи файлів архівів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144"><text:span text:style-name="T6">Практична робота №</text:span><text:span text:style-name="T12">8</text:span><text:span text:style-name="T6">. </text:span><text:span text:style-name="T104">Стискання та розпакування архівів. </text:span><text:span text:style-name="T100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110"><text:span text:style-name="T75">Узагальнення з теми </text:span><text:span text:style-name="T95">Програмне забезпечення та інформаційна безпека.</text:span></text:p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<text:soft-page-break/></text:p>
            <text:p text:style-name="P75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02">Тема <text:span text:style-name="T129">3</text:span>. <text:span text:style-name="T77">Бази даних. Системи керування базами даних </text:span>(<text:span text:style-name="T13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149">Б<text:span text:style-name="T151">ази даних табличного типу, відмінності від електронних таблиць.</text:span></text:p>
          </table:table-cell>
          <table:table-cell table:style-name="Таблиця3.D2" table:number-rows-spanned="9" office:value-type="string">
            <text:p text:style-name="P119"><text:span text:style-name="T16">Учень/учениця</text:span></text:p>
            <text:p text:style-name="P132"><text:span text:style-name="T16">Знаннєва складова</text:span></text:p>
            <text:p text:style-name="P142"><text:span text:style-name="T1">Дає</text:span> означення бази даних.</text:p>
            <text:p text:style-name="P142"><text:span text:style-name="T1">Пояснює </text:span>відмінності подання даних у багатотабличних БД та в електронних таблицях.</text:p>
            <text:p text:style-name="P142"><text:span text:style-name="T1">Пояснює</text:span> поняття таблиці, поля, запису, ключа таблиці.</text:p>
            <text:p text:style-name="P142"><text:span text:style-name="T1">Пояснює</text:span> призначення систем керування базами даних</text:p>
            <text:p text:style-name="P142"/>
            <text:p text:style-name="P132"><text:span text:style-name="T16">Діяльнісна складова</text:span></text:p>
            <text:p text:style-name="P142"><text:span text:style-name="T1">Уводить дані</text:span> в таблиці, усвідомлюючи обмеження, що накладаються структурою бази даних.</text:p>
            <text:p text:style-name="P142"><text:span text:style-name="T1">Сортує дані</text:span> в таблицях бази за одним чи кількома полями.</text:p>
            <text:p text:style-name="P142"><text:span text:style-name="T1">Фільтрує дані</text:span> в таблицях.</text:p>
            <text:p text:style-name="P142"><text:span text:style-name="T1">Знаходить </text:span>у базі дані за певними критеріями відбору, створюючи прості вибіркові запити в автоматизованому режимі.</text:p>
            <text:p text:style-name="P133"><text:span text:style-name="T17">Редагує</text:span><text:span text:style-name="T90"> дані в таблицях</text:span></text:p>
            <text:p text:style-name="P134"/>
            <text:p text:style-name="P132"><text:span text:style-name="T16">Ціннісна складова</text:span></text:p>
            <text:p text:style-name="P138"><text:span text:style-name="T24">Усвідомлює</text:span><text:span text:style-name="T18"> переваги використання баз даних в інформаційних системах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154"><text:span text:style-name="T66">Практична робота №</text:span><text:span text:style-name="T67">9</text:span><text:span text:style-name="T66">.</text:span><text:span text:style-name="T45"> </text:span><text:span text:style-name="T58">У</text:span><text:span text:style-name="T59">ведення даних в таблиці</text:span><text:span text:style-name="T45">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112">Поняття таблиці, поля, запису, ключа табли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109">С<text:span text:style-name="T151">истеми керування базами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105"><text:span text:style-name="T66">Практична робота №</text:span><text:span text:style-name="T67">10</text:span><text:span text:style-name="T66">. </text:span><text:span text:style-name="T39">С</text:span><text:span text:style-name="T40">ортування даних</text:span><text:span text:style-name="T39">. </text:span><text:span text:style-name="T45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156"><text:span text:style-name="T66">Практична робота №</text:span><text:span text:style-name="T68">1</text:span><text:span text:style-name="T67">1</text:span><text:span text:style-name="T66">. </text:span><text:span text:style-name="T52">П</text:span><text:span text:style-name="T53">ошук та фільтрування даних.</text:span><text:span text:style-name="T46"> </text:span>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151">В<text:span text:style-name="T152">ибіркові запити у базі даних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85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111"><text:span text:style-name="T75">Узагальнення з теми <text:s/>«</text:span><text:span text:style-name="T96">Бази даних. Системи керування базами даних».</text:span></text:p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  <text:p text:style-name="P71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><text:soft-page-break/></text:p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02">Тема <text:span text:style-name="T136">4</text:span>. <text:span text:style-name="T77">Опрацювання табличних даних</text:span> (<text:span text:style-name="T13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88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98">Учень/учениця</text:p>
            <text:p text:style-name="P101">Знаннєва складова</text:p>
            <text:p text:style-name="P92"><text:span text:style-name="T1">Пояснює </text:span>принципи оцифровування звуку та відеоряду.</text:p>
            <text:p text:style-name="P92"><text:span text:style-name="T1">Розрізняє</text:span> формати аудіо- й відеофайлів.</text:p>
            <text:p text:style-name="P92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2"><text:span text:style-name="T1">Наводить приклади</text:span> сервісів для роботи з відео- й <text:s/>аудіоданими</text:p>
            <text:p text:style-name="P101">Діяльнісна <text:s/>складова</text:p>
            <text:p text:style-name="P92"><text:span text:style-name="T1">Використовує </text:span>програми для роботи з мультимедіа.</text:p>
            <text:p text:style-name="P92"><text:span text:style-name="T1">Перетворює </text:span>формати аудіо- й відеофайлів. </text:p>
            <text:p text:style-name="P92"><text:span text:style-name="T1">Будує</text:span> відеоряд.</text:p>
            <text:p text:style-name="P92"><text:span text:style-name="T1">Використовує</text:span> мультимедійні об’єкти в презентаціях</text:p>
            <text:p text:style-name="P101">Ціннісна складова</text:p>
            <text:p text:style-name="P92"><text:span text:style-name="T1">Використовує</text:span> контент з інтернет-джерел з урахуванням авторських прав. </text:p>
            <text:p text:style-name="P92"><text:span text:style-name="T1">Ураховує</text:span> художньо-естетичну складову <text:line-break/>в процесі створення мультимедійних об’єктів</text:p>
            <text:p text:style-name="P89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80"><text:span text:style-name="T3">Практична робота №</text:span><text:span text:style-name="T9">1</text:span><text:span text:style-name="T14">2</text:span><text:span text:style-name="T3">.</text:span><text:span text:style-name="T97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78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81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7"><text:span text:style-name="T3">Практична робота №</text:span><text:span text:style-name="T10">1</text:span><text:span text:style-name="T14">3</text:span><text:span text:style-name="T3"> </text:span><text:span text:style-name="T100">Захоплення аудіо й відео, створення аудіо-, відеофрагментів. </text:span><text:span text:style-name="T97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83"><text:span text:style-name="T3">Практична робота №</text:span><text:span text:style-name="T7">1</text:span><text:span text:style-name="T14">4</text:span><text:span text:style-name="T3">. </text:span><text:span text:style-name="T100">Побудова аудіо- й відеоряду. Додавання до кліпу ефектів.</text:span><text:span text:style-name="T3"> </text:span><text:span text:style-name="T100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86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86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1"><text:span text:style-name="T75">Узагальнення з теми <text:s/>«</text:span><text:span text:style-name="T91">Служби Інтернету»</text:span></text:p>
            <text:p text:style-name="P71"/>
            <text:p text:style-name="P71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02">Тема <text:span text:style-name="T136">5</text:span>. <text:span text:style-name="T77">3D-графіка</text:span> (<text:span text:style-name="T140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90">Пошук та заміна фрагментів тексту.</text:p>
          </table:table-cell>
          <table:table-cell table:style-name="Таблиця6.A2" table:number-rows-spanned="11" office:value-type="string">
            <text:p text:style-name="P97">Учень/учениця</text:p>
            <text:p text:style-name="P99">Знаннєва складова</text:p>
            <text:p text:style-name="P93"><text:span text:style-name="T1">Має уявлення</text:span> про принципи та можливості опрацювання текстових даних. </text:p>
            <text:p text:style-name="P93"><text:span text:style-name="T1">Має уявлення</text:span> про структуру документа. </text:p>
            <text:p text:style-name="P93"><text:span text:style-name="T1">Пояснює</text:span> принципи стильового оформлення та спільної роботи з документом.</text:p>
            <text:p text:style-name="P100">Діяльнісна складова</text:p>
            <text:p text:style-name="P93"><text:span text:style-name="T1">Знаходить і замінює</text:span> символи та групи символів. </text:p>
            <text:p text:style-name="P93"><text:span text:style-name="T1">Створює й використовує</text:span> гіперпосилання <text:soft-page-break/>в текстовому документі.</text:p>
            <text:p text:style-name="P93"><text:span text:style-name="T1">Використовує </text:span>стилі для форматування документа. </text:p>
            <text:p text:style-name="P93"><text:span text:style-name="T1">Структурує</text:span> документ і створює його зміст.</text:p>
            <text:p text:style-name="P93"><text:span text:style-name="T1">Створює і редагує</text:span> колонтитули документа</text:p>
            <text:p text:style-name="P99">Ціннісна складова </text:p>
            <text:p text:style-name="P96"><text:span text:style-name="T25">Розуміє й обґрунтовує</text:span><text:span text:style-name="T26"> </text:span><text:span text:style-name="Зміст_5f_вимоги_20_Знак"><text:span text:style-name="T70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79"><text:span text:style-name="T3">Практична робота №</text:span><text:span text:style-name="T11">1</text:span><text:span text:style-name="T15">5</text:span><text:span text:style-name="T3">.</text:span><text:span text:style-name="T97"> </text:span><text:span text:style-name="T94">Форматування з використанням стилів. Структура документа.</text:span><text:span text:style-name="T97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0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91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1">1</text:span><text:span text:style-name="T15">6</text:span><text:span text:style-name="T3">. </text:span><text:span text:style-name="T92">Гіперпосилання в текстових документах. </text:span><text:span text:style-name="T97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82"><text:span text:style-name="T3">Практична робота №</text:span><text:span text:style-name="T7">1</text:span><text:span text:style-name="T15">7</text:span><text:span text:style-name="T3">. </text:span><text:span text:style-name="T92">Спільна робота з документом. </text:span><text:span text:style-name="T10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84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87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87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84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3"><text:span text:style-name="T75">Узагальнення з теми <text:s/>«</text:span><text:span text:style-name="T91">Опрацювання текстових даних»</text:span></text:p>
            <text:p text:style-name="P72"/>
            <text:p text:style-name="P72"/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95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05">II </text:span></text:span><text:span text:style-name="Основной_20_шрифт_20_абзаца"><text:span text:style-name="T106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105">III</text:span></text:span><text:span text:style-name="Основной_20_шрифт_20_абзаца"><text:span text:style-name="T106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105">IV</text:span></text:span><text:span text:style-name="Основной_20_шрифт_20_абзаца"><text:span text:style-name="T106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42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2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2"/>
          </table:table-cell>
        </table:table-row>
        <table:table-row>
          <table:table-cell table:style-name="Таблица2.A2" office:value-type="string">
            <text:p text:style-name="P44"><text:span text:style-name="T142">9</text:span>-Б</text:p>
          </table:table-cell>
          <table:table-cell table:style-name="Таблица2.A2" office:value-type="string">
            <text:p text:style-name="P64">2</text:p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4"/>
          </table:table-cell>
          <table:table-cell table:style-name="Таблица2.G2" office:value-type="string">
            <text:p text:style-name="P64"/>
          </table:table-cell>
        </table:table-row>
        <table:table-row>
          <table:table-cell table:style-name="Таблица2.A2" office:value-type="string">
            <text:p text:style-name="P44"><text:span text:style-name="T142">9</text:span>-<text:span text:style-name="T128">В</text:span></text:p>
          </table:table-cell>
          <table:table-cell table:style-name="Таблица2.A2" office:value-type="string">
            <text:p text:style-name="P64">2</text:p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4"/>
          </table:table-cell>
          <table:table-cell table:style-name="Таблица2.A2" office:value-type="string">
            <text:p text:style-name="P64"/>
          </table:table-cell>
          <table:table-cell table:style-name="Таблица2.G2" office:value-type="string">
            <text:p text:style-name="P64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106">ік контрольних та практичних робіт </text:span></text:span><text:span text:style-name="Основной_20_шрифт_20_абзаца"><text:span text:style-name="T123">9</text:span></text:span><text:span text:style-name="Основной_20_шрифт_20_абзаца"><text:span text:style-name="T10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22">9</text:span><text:span text:style-name="T106">-А</text:span></text:p>
          </table:table-cell>
          <table:table-cell table:style-name="Таблиця4.A2" office:value-type="string">
            <text:p text:style-name="P52"><text:span text:style-name="T122">9</text:span><text:span text:style-name="T106">-Б</text:span></text:p>
          </table:table-cell>
          <table:table-cell table:style-name="Таблиця4.D2" office:value-type="string">
            <text:p text:style-name="P45"><text:span text:style-name="T143">9</text:span>-<text:span text:style-name="T130">В</text:span></text:p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6">Практична робота №</text:span></text:span><text:span text:style-name="Основной_20_шрифт_20_абзаца"><text:span text:style-name="T107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6">Практична робота №</text:span></text:span><text:span text:style-name="Основной_20_шрифт_20_абзаца"><text:span text:style-name="T107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8">Практична робота №</text:span></text:span><text:span text:style-name="Основной_20_шрифт_20_абзаца"><text:span text:style-name="T107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8">Практична робота №</text:span></text:span><text:span text:style-name="Основной_20_шрифт_20_абзаца"><text:span text:style-name="T117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8">Практична робота №</text:span></text:span><text:span text:style-name="Основной_20_шрифт_20_абзаца"><text:span text:style-name="T117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111">Узагальнення №</text:span></text:span><text:span text:style-name="Основной_20_шрифт_20_абзаца"><text:span text:style-name="T109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37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3"><text:span text:style-name="Основной_20_шрифт_20_абзаца"><text:span text:style-name="T115">Практична робота №</text:span></text:span><text:span text:style-name="Основной_20_шрифт_20_абзаца"><text:span text:style-name="T116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3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111">Узагальнення №</text:span></text:span><text:span text:style-name="Основной_20_шрифт_20_абзаца"><text:span text:style-name="T110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15">Практична робота №</text:span></text:span><text:span text:style-name="Основной_20_шрифт_20_абзаца"><text:span text:style-name="T116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12">Практична робота №</text:span></text:span><text:span text:style-name="Основной_20_шрифт_20_абзаца"><text:span text:style-name="T113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38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109">Узагальнення №</text:span></text:span><text:span text:style-name="Основной_20_шрифт_20_абзаца"><text:span text:style-name="T110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6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19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8"><text:span text:style-name="Основной_20_шрифт_20_абзаца"><text:span text:style-name="T109">Узагальнення №</text:span></text:span><text:span text:style-name="Основной_20_шрифт_20_абзаца"><text:span text:style-name="T110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20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20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7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20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109">Узагальнення №</text:span></text:span><text:span text:style-name="Основной_20_шрифт_20_абзаца"><text:span text:style-name="T114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21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21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108">Практична робота №</text:span></text:span><text:span text:style-name="Основной_20_шрифт_20_абзаца"><text:span text:style-name="T118">1</text:span></text:span><text:span text:style-name="Основной_20_шрифт_20_абзаца"><text:span text:style-name="T121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109">Узагальнення №</text:span></text:span><text:span text:style-name="Основной_20_шрифт_20_абзаца"><text:span text:style-name="T110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24">Заступник</text:span> директора _________ М.В. Савіна<text:tab/><text:tab/><text:tab/><text:tab/><text:tab/><text:tab/><text:tab/><text:tab/><text:span text:style-name="T124">Д</text:span>иректор <text:span text:style-name="T124">школи</text:span> ____________ Л.М. Воробйов</text:p>
      <text:p text:style-name="P20"><text:span text:style-name="T78">____________ 201</text:span><text:span text:style-name="T80">9</text:span><text:span text:style-name="T78"> р.<text:tab/><text:tab/><text:tab/><text:tab/><text:tab/><text:tab/><text:tab/><text:tab/><text:tab/><text:tab/><text:tab/><text:tab/><text:tab/><text:tab/><text:tab/>_____________ 201</text:span><text:span text:style-name="T81">9 </text:span><text:span text:style-name="T78">р.</text:span></text:p>
      <text:p text:style-name="P20"><text:span text:style-name="T78">____________ 20</text:span><text:span text:style-name="T80">20</text:span><text:span text:style-name="T78"> р.<text:tab/><text:tab/><text:tab/><text:tab/><text:tab/><text:tab/><text:tab/><text:tab/><text:tab/><text:tab/><text:tab/><text:tab/><text:tab/><text:tab/><text:tab/>_____________ 20</text:span><text:span text:style-name="T80">20 </text:span><text:span text:style-name="T78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27">і</text:span>нформатики для <text:span text:style-name="T144">9</text:span> класів</text:p>
      <text:p text:style-name="P11"><text:span text:style-name="T124">в</text:span>читель Трубіцина А.Л.</text:p>
      <text:p text:style-name="P21"><text:span text:style-name="T84">201</text:span><text:span text:style-name="T85">9</text:span><text:span text:style-name="T84">-20</text:span><text:span text:style-name="T85">20</text:span><text:span text:style-name="T84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78">Інформатика навчальна програма для учнів </text:span><text:span text:style-name="T83">9</text:span><text:span text:style-name="T82"> </text:span><text:span text:style-name="T78">класу</text:span></text:p>
      <text:p text:style-name="P6">загальноосвітніх навчальних закладів <text:span text:style-name="T125">затверджена Міністерством освіти і науки України</text:span></text:p>
      <text:p text:style-name="P8">(Наказ МОН від <text:span text:style-name="T126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78">Погоджено на засіданні </text:span><text:span text:style-name="T79">Ш</text:span><text:span text:style-name="T78">МО <text:tab/><text:tab/><text:tab/>Погоджено на засіданні </text:span><text:span text:style-name="T79">Ш</text:span><text:span text:style-name="T78">МО</text:span></text:p>
      <text:p text:style-name="P5">протокол № _____ від ___________ р. <text:tab/><text:tab/><text:tab/>протокол № _____ від ___________ р.</text:p>
      <text:p text:style-name="P9"><text:span text:style-name="T76">кер. </text:span><text:span text:style-name="T135">Ш</text:span><text:span text:style-name="T76">МО _________________ В.В. Маляренко <text:tab/><text:tab/><text:tab/>кер. </text:span><text:span text:style-name="T135">Ш</text:span><text:span text:style-name="T76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15:23.479966258</dc:date>
    <meta:editing-duration>PT1H42M35S</meta:editing-duration>
    <meta:editing-cycles>73</meta:editing-cycles>
    <meta:generator>LibreOffice/6.3.1.2$Linux_X86_64 LibreOffice_project/30$Build-2</meta:generator>
    <meta:document-statistic meta:table-count="7" meta:image-count="0" meta:object-count="0" meta:page-count="8" meta:paragraph-count="367" meta:word-count="1430" meta:character-count="10331" meta:non-whitespace-character-count="9158"/>
  </office:meta>
</office:document-meta>
</file>